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paragraph-properties fo:margin-top="0.199cm" fo:margin-bottom="0.199cm"/>
    </style:style>
    <style:style style:name="P3" style:family="paragraph" style:parent-style-name="Standard">
      <style:paragraph-properties fo:keep-together="always" fo:keep-with-next="always">
        <style:tab-stops/>
      </style:paragraph-properties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Standard" style:list-style-name="L1">
      <style:paragraph-properties fo:margin-left="1.249cm" fo:margin-right="0cm" fo:text-indent="0cm" style:auto-text-indent="false"/>
    </style:style>
    <style:style style:name="P7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stall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1.Installation|outline" text:style-name="Internet_20_link" text:visited-style-name="Internet_20_link">2 - Installation</text:a></text:p>
          <text:p text:style-name="P5"><text:a xlink:type="simple" xlink:href="#1.1.Installation des logiciels|outline" text:style-name="Internet_20_link" text:visited-style-name="Internet_20_link">2.1 - Installation des logiciels</text:a></text:p>
          <text:p text:style-name="P5"><text:a xlink:type="simple" xlink:href="#1.2.Initialisation de la configuration par défaut|outline" text:style-name="Internet_20_link" text:visited-style-name="Internet_20_link">2.2 - Initialisation de la configuration par défaut</text:a></text:p>
        </text:index-body>
      </text:table-of-content>
      <text:p text:style-name="P8"/>
      <text:h text:style-name="Heading_20_2" text:outline-level="2">Installation des logiciels</text:h>
      <text:p text:style-name="P2">La procédure d'installation est décrite dans la documentation <text:span text:style-name="T1">kicad</text:span>.</text:p>
      <text:h text:style-name="Heading_20_2" text:outline-level="2">Initialisation de la configuration par défaut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42232822" text:style-name="L1">
        <text:list-item>
          <text:p text:style-name="P6">Lancer Pcbnew par kicad ou directement<text:line-break/>(Linux: commande <text:span text:style-name="T1">/usr/local/kicad/bin/kicad</text:span><text:span text:style-name="T3"> ou</text:span> <text:span text:style-name="T1">/usr/local/kicad/bin/pcbnew</text:span>).</text:p>
        </text:list-item>
        <text:list-item>
          <text:p text:style-name="P7"><text:span text:style-name="T4">Sauvegarder la configuration</text:span><text:span text:style-name="T6"> ainsi modifiée dans </text:span><text:span text:style-name="T5">kicad/share/template/kicad.pro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fo:color="#008000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stallation<text:tab/><text:tab/>PCBNEW</text:p>
      </style:header>
      <style:footer>
        <text:p text:style-name="MP1"><draw:frame draw:style-name="Mfr1" draw:name="Cadre1" text:anchor-type="paragraph" svg:y="0.002cm" svg:width="0.669cm" svg:height="0.041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hap 2: installation</dc:title>
    <meta:initial-creator>IUT</meta:initial-creator>
    <meta:creation-date>1996-01-27T12:47:00</meta:creation-date>
    <dc:date>2009-02-01T22:13:20.46</dc:date>
    <meta:print-date>2002-12-03T11:50:06</meta:print-date>
    <dc:language>fr-FR</dc:language>
    <meta:editing-cycles>37</meta:editing-cycles>
    <meta:editing-duration>PT01H23M02S</meta:editing-duration>
    <meta:document-statistic meta:table-count="0" meta:image-count="0" meta:object-count="0" meta:page-count="1" meta:paragraph-count="16" meta:word-count="102" meta:character-count="727"/>
    <meta:user-defined meta:name="Info 1"/>
    <meta:user-defined meta:name="Info 2"/>
    <meta:user-defined meta:name="Info 3"/>
    <meta:user-defined meta:name="Info 4"/>
  </office:meta>
</office:document-meta>
</file>